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fo:font-weight="normal" officeooo:rsid="000adc73" officeooo:paragraph-rsid="000adc73" style:font-weight-asian="normal" style:font-weight-complex="normal"/>
    </style:style>
    <style:style style:name="P5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6" style:family="paragraph" style:parent-style-name="Standard">
      <style:text-properties fo:font-weight="normal" officeooo:rsid="00021181" officeooo:paragraph-rsid="000e0deb" style:font-weight-asian="normal" style:font-weight-complex="normal"/>
    </style:style>
    <style:style style:name="P7" style:family="paragraph" style:parent-style-name="Standard">
      <style:text-properties fo:font-weight="normal" officeooo:rsid="000adc73" officeooo:paragraph-rsid="000adc73" style:font-weight-asian="normal" style:font-weight-complex="normal"/>
    </style:style>
    <style:style style:name="P8" style:family="paragraph" style:parent-style-name="Standard">
      <style:text-properties officeooo:rsid="00021181" officeooo:paragraph-rsid="000e0deb"/>
    </style:style>
    <style:style style:name="T1" style:family="text">
      <style:text-properties officeooo:rsid="0004616c"/>
    </style:style>
    <style:style style:name="T2" style:family="text">
      <style:text-properties officeooo:rsid="0005f969"/>
    </style:style>
    <style:style style:name="T3" style:family="text">
      <style:text-properties officeooo:rsid="0008e2e7"/>
    </style:style>
    <style:style style:name="T4" style:family="text">
      <style:text-properties officeooo:rsid="000adc73"/>
    </style:style>
    <style:style style:name="T5" style:family="text">
      <style:text-properties officeooo:rsid="000e0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5">10</text:span></text:p>
      <text:p text:style-name="P8">EXPERIMENT NA<text:span text:style-name="T1">ME: </text:span><text:span text:style-name="T5">DFA MINIMIZATION</text:span></text:p>
      <text:p text:style-name="P8">NAME: KIRAN S BALIGA</text:p>
      <text:p text:style-name="P1">DATE: <text:span text:style-name="T5">15</text:span>-<text:span text:style-name="T1">1</text:span><text:span text:style-name="T5">2</text:span>-2022</text:p>
      <text:p text:style-name="P1"/>
      <text:p text:style-name="P2">PROGRAM</text:p>
      <text:p text:style-name="P3">#include&lt;stdio.h&gt;</text:p>
      <text:p text:style-name="P3">#include&lt;stdlib.h&gt;</text:p>
      <text:p text:style-name="P3">#include&lt;string.h&gt;</text:p>
      <text:p text:style-name="P3">#include&lt;ctype.h&gt;</text:p>
      <text:p text:style-name="P3">#include&lt;stdbool.h&gt;</text:p>
      <text:p text:style-name="P3"/>
      <text:p text:style-name="P3">char states[100],terms[100],stack[50];</text:p>
      <text:p text:style-name="P3">int ind=0,stacklen=0;</text:p>
      <text:p text:style-name="P3">char grams[20];</text:p>
      <text:p text:style-name="P3">int count=0,rescount=0,resind=0;</text:p>
      <text:p text:style-name="P3">int sn=0,tn=0;</text:p>
      <text:p text:style-name="P3"/>
      <text:p text:style-name="P3">int eqtab[30][30];</text:p>
      <text:p text:style-name="P3">bool isfinal[40],resfinal[40];</text:p>
      <text:p text:style-name="P3"/>
      <text:p text:style-name="P3">char restab[30][30];</text:p>
      <text:p text:style-name="P3"/>
      <text:p text:style-name="P3">char table[50][50];</text:p>
      <text:p text:style-name="P3">char hasEps[100];</text:p>
      <text:p text:style-name="P3">int eind=0;</text:p>
      <text:p text:style-name="P3"/>
      <text:p text:style-name="P3">char eclsr[50];</text:p>
      <text:p text:style-name="P3">int clsind=0;</text:p>
      <text:p text:style-name="P3"/>
      <text:p text:style-name="P3">char sstr[30];</text:p>
      <text:p text:style-name="P3">int sortString()</text:p>
      <text:p text:style-name="P3">{</text:p>
      <text:p text:style-name="P3"><text:tab/>int l=strlen(sstr);</text:p>
      <text:p text:style-name="P3"><text:tab/>for(int i=0;i&lt;l;i++)</text:p>
      <text:p text:style-name="P3"><text:tab/>{</text:p>
      <text:p text:style-name="P3"><text:tab/><text:tab/>for(int j=0;j&lt;l-1-i;j++)</text:p>
      <text:p text:style-name="P3"><text:tab/><text:tab/>{</text:p>
      <text:p text:style-name="P3"><text:tab/><text:tab/><text:tab/>if(sstr[j]&gt;sstr[j+1])</text:p>
      <text:p text:style-name="P3"><text:tab/><text:tab/><text:tab/>{</text:p>
      <text:p text:style-name="P3"><text:tab/><text:tab/><text:tab/><text:tab/>char tem=sstr[j];</text:p>
      <text:p text:style-name="P3"><text:tab/><text:tab/><text:tab/><text:tab/>sstr[j]=sstr[j+1];</text:p>
      <text:p text:style-name="P3"><text:tab/><text:tab/><text:tab/><text:tab/>sstr[j+1]=tem;</text:p>
      <text:p text:style-name="P3"><text:tab/><text:tab/><text:tab/>}</text:p>
      <text:p text:style-name="P3"><text:tab/><text:tab/>}Input the number of states:-</text:p>
      <text:p text:style-name="P3">5</text:p>
      <text:p text:style-name="P3">Input the number of terminals:-</text:p>
      <text:p text:style-name="P3">2</text:p>
      <text:p text:style-name="P3">Input the 5 states:-</text:p>
      <text:p text:style-name="P3">A B C D E</text:p>
      <text:p text:style-name="P3">Input the 2 terminals:-</text:p>
      <text:p text:style-name="P3">a b</text:p>
      <text:p text:style-name="P3"><text:soft-page-break/>Input the transition table:-</text:p>
      <text:p text:style-name="P3"><text:tab/>a<text:tab/>b<text:tab/>Is Final? (y/n)</text:p>
      <text:p text:style-name="P3">A<text:tab/>B <text:s text:c="6"/>C<text:tab/>n</text:p>
      <text:p text:style-name="P3">B<text:tab/>B<text:tab/>D<text:tab/>n</text:p>
      <text:p text:style-name="P3">C<text:tab/>B<text:tab/>C<text:tab/>n</text:p>
      <text:p text:style-name="P3">D<text:tab/>B<text:tab/>E <text:s text:c="6"/>n</text:p>
      <text:p text:style-name="P3">E<text:tab/>B<text:tab/>C<text:tab/>y</text:p>
      <text:p text:style-name="P3">Minimized DFA</text:p>
      <text:p text:style-name="P3"><text:tab/>a<text:tab/>b<text:tab/>Is Final? (y/n)</text:p>
      <text:p text:style-name="P3">A<text:tab/>B<text:tab/>A<text:tab/>N</text:p>
      <text:p text:style-name="P3">B<text:tab/>B<text:tab/>C<text:tab/>N</text:p>
      <text:p text:style-name="P3">C<text:tab/>B<text:tab/>D<text:tab/>N</text:p>
      <text:p text:style-name="P3">D<text:tab/>B<text:tab/>A<text:tab/>Y</text:p>
      <text:p text:style-name="P3"><text:tab/>}</text:p>
      <text:p text:style-name="P3">}</text:p>
      <text:p text:style-name="P3"/>
      <text:p text:style-name="P3">int main()</text:p>
      <text:p text:style-name="P3">{</text:p>
      <text:p text:style-name="P3"><text:tab/>printf("Input the number of states:-\n");</text:p>
      <text:p text:style-name="P3"><text:tab/>scanf("%d",&amp;sn);</text:p>
      <text:p text:style-name="P3"><text:tab/>printf("Input the number of terminals:-\n");</text:p>
      <text:p text:style-name="P3"><text:tab/>scanf("%d",&amp;tn);</text:p>
      <text:p text:style-name="P3"><text:tab/>getchar();</text:p>
      <text:p text:style-name="P3"/>
      <text:p text:style-name="P3"><text:tab/>printf("Input the %d states:-\n",sn);</text:p>
      <text:p text:style-name="P3"><text:tab/>for(int i=0;i&lt;sn;i++)</text:p>
      <text:p text:style-name="P3"><text:tab/>{</text:p>
      <text:p text:style-name="P3"><text:tab/><text:tab/>states[i]=getchar();</text:p>
      <text:p text:style-name="P3"><text:tab/><text:tab/>getchar();</text:p>
      <text:p text:style-name="P3"><text:tab/><text:tab/></text:p>
      <text:p text:style-name="P3"><text:tab/>}</text:p>
      <text:p text:style-name="P3"><text:tab/>printf("Input the %d terminals:-\n",tn);</text:p>
      <text:p text:style-name="P3"><text:tab/>for(int i=0;i&lt;tn;i++)</text:p>
      <text:p text:style-name="P3"><text:tab/>{</text:p>
      <text:p text:style-name="P3"><text:tab/><text:tab/>terms[i]=getchar();</text:p>
      <text:p text:style-name="P3"><text:tab/><text:tab/>getchar();</text:p>
      <text:p text:style-name="P3"><text:tab/>}</text:p>
      <text:p text:style-name="P3"><text:tab/>printf("Input the transition table:-\n");</text:p>
      <text:p text:style-name="P3"/>
      <text:p text:style-name="P3"><text:tab/>for(int i=0;i&lt;tn;i++)</text:p>
      <text:p text:style-name="P3"><text:tab/>{</text:p>
      <text:p text:style-name="P3"><text:tab/><text:tab/>printf("\t%c",terms[i]);</text:p>
      <text:p text:style-name="P3"><text:tab/>}</text:p>
      <text:p text:style-name="P3"><text:tab/>printf("\tIs Final? (y/n)\n");</text:p>
      <text:p text:style-name="P3"><text:tab/>for(int i=0;i&lt;sn;i++)</text:p>
      <text:p text:style-name="P3"><text:tab/>{</text:p>
      <text:p text:style-name="P3"><text:tab/><text:tab/>printf("%c\t",states[i]);</text:p>
      <text:p text:style-name="P3"><text:tab/><text:tab/>for(int j=0;j&lt;tn+1;j++)</text:p>
      <text:p text:style-name="P3"><text:tab/><text:tab/>{</text:p>
      <text:p text:style-name="P3"><text:tab/><text:tab/><text:tab/>table[i][j]=getchar();</text:p>
      <text:p text:style-name="P3"><text:tab/><text:tab/><text:tab/>getchar();</text:p>
      <text:p text:style-name="P3"><text:tab/><text:tab/><text:tab/>if(j==tn)</text:p>
      <text:p text:style-name="P3"><text:soft-page-break/><text:tab/><text:tab/><text:tab/>{</text:p>
      <text:p text:style-name="P3"><text:tab/><text:tab/><text:tab/><text:tab/>if(table[i][j]=='y')</text:p>
      <text:p text:style-name="P3"><text:tab/><text:tab/><text:tab/><text:tab/>{</text:p>
      <text:p text:style-name="P3"><text:tab/><text:tab/><text:tab/><text:tab/>isfinal[i]=1;</text:p>
      <text:p text:style-name="P3"><text:tab/><text:tab/><text:tab/><text:tab/>}</text:p>
      <text:p text:style-name="P3"><text:tab/><text:tab/><text:tab/><text:tab/>else</text:p>
      <text:p text:style-name="P3"><text:tab/><text:tab/><text:tab/><text:tab/>isfinal[i]=0;</text:p>
      <text:p text:style-name="P3"><text:tab/><text:tab/><text:tab/>}</text:p>
      <text:p text:style-name="P3"><text:tab/><text:tab/>}</text:p>
      <text:p text:style-name="P3"><text:tab/>}</text:p>
      <text:p text:style-name="P3"><text:tab/>for(int i=0;i&lt;sn;i++)</text:p>
      <text:p text:style-name="P3"><text:tab/>{</text:p>
      <text:p text:style-name="P3"><text:tab/><text:tab/>for(int j=0;j&lt;sn;j++)</text:p>
      <text:p text:style-name="P3"><text:tab/><text:tab/>{</text:p>
      <text:p text:style-name="P3"><text:tab/><text:tab/><text:tab/>if(isfinal[i]!=isfinal[j])</text:p>
      <text:p text:style-name="P3"><text:tab/><text:tab/><text:tab/>eqtab[i][j]=0;</text:p>
      <text:p text:style-name="P3"><text:tab/><text:tab/><text:tab/>else if(i==j)</text:p>
      <text:p text:style-name="P3"><text:tab/><text:tab/><text:tab/>eqtab[i][j]=1;</text:p>
      <text:p text:style-name="P3"><text:tab/><text:tab/><text:tab/>else</text:p>
      <text:p text:style-name="P3"><text:tab/><text:tab/><text:tab/>eqtab[i][j]=2; /// BLANK VALUE</text:p>
      <text:p text:style-name="P3"><text:tab/><text:tab/>}</text:p>
      <text:p text:style-name="P3"><text:tab/>}</text:p>
      <text:p text:style-name="P3"><text:tab/>bool haschanged=false;</text:p>
      <text:p text:style-name="P3"><text:tab/>bool complete=false;</text:p>
      <text:p text:style-name="P3"><text:tab/>while(!complete)</text:p>
      <text:p text:style-name="P3"><text:tab/>{</text:p>
      <text:p text:style-name="P3"><text:tab/><text:tab/>haschanged=false;</text:p>
      <text:p text:style-name="P3"><text:tab/><text:tab/>complete=true;</text:p>
      <text:p text:style-name="P3"><text:tab/><text:tab/>for(int i=0;i&lt;sn;i++)</text:p>
      <text:p text:style-name="P3"><text:tab/><text:tab/>{</text:p>
      <text:p text:style-name="P3"><text:tab/><text:tab/><text:tab/>for(int j=0;j&lt;sn;j++)</text:p>
      <text:p text:style-name="P3"><text:tab/><text:tab/><text:tab/>{</text:p>
      <text:p text:style-name="P3"><text:tab/><text:tab/><text:tab/><text:tab/>if(eqtab[i][j]!=2)</text:p>
      <text:p text:style-name="P3"><text:tab/><text:tab/><text:tab/><text:tab/>{</text:p>
      <text:p text:style-name="P3"><text:tab/><text:tab/><text:tab/><text:tab/><text:tab/>continue;</text:p>
      <text:p text:style-name="P3"><text:tab/><text:tab/><text:tab/><text:tab/>}</text:p>
      <text:p text:style-name="P3"><text:tab/><text:tab/><text:tab/><text:tab/>complete=false;</text:p>
      <text:p text:style-name="P3"><text:tab/><text:tab/><text:tab/><text:tab/>int issame=1;</text:p>
      <text:p text:style-name="P3"><text:tab/><text:tab/><text:tab/><text:tab/>for(int k=0;k&lt;tn;k++)</text:p>
      <text:p text:style-name="P3"><text:tab/><text:tab/><text:tab/><text:tab/>{</text:p>
      <text:p text:style-name="P3"><text:tab/><text:tab/><text:tab/><text:tab/><text:tab/>int ind1,ind2;</text:p>
      <text:p text:style-name="P3"><text:tab/><text:tab/><text:tab/><text:tab/><text:tab/>for(int l=0;l&lt;sn;l++)</text:p>
      <text:p text:style-name="P3"><text:tab/><text:tab/><text:tab/><text:tab/><text:tab/>{</text:p>
      <text:p text:style-name="P3"><text:tab/><text:tab/><text:tab/><text:tab/><text:tab/><text:tab/>if(table[i][k]==states[l])</text:p>
      <text:p text:style-name="P3"><text:tab/><text:tab/><text:tab/><text:tab/><text:tab/><text:tab/>{</text:p>
      <text:p text:style-name="P3"><text:tab/><text:tab/><text:tab/><text:tab/><text:tab/><text:tab/><text:tab/>ind1=l;</text:p>
      <text:p text:style-name="P3"><text:tab/><text:tab/><text:tab/><text:tab/><text:tab/><text:tab/>}</text:p>
      <text:p text:style-name="P3"><text:tab/><text:tab/><text:tab/><text:tab/><text:tab/><text:tab/>if(table[j][k]==states[l])</text:p>
      <text:p text:style-name="P3"><text:tab/><text:tab/><text:tab/><text:tab/><text:tab/><text:tab/>{</text:p>
      <text:p text:style-name="P3"><text:tab/><text:tab/><text:tab/><text:tab/><text:tab/><text:tab/><text:tab/>ind2=l;</text:p>
      <text:p text:style-name="P3"><text:tab/><text:tab/><text:tab/><text:tab/><text:tab/><text:tab/>}</text:p>
      <text:p text:style-name="P3"><text:tab/><text:tab/><text:tab/><text:tab/><text:tab/>}</text:p>
      <text:p text:style-name="P3"><text:soft-page-break/><text:tab/><text:tab/><text:tab/><text:tab/><text:tab/>if(eqtab[ind1][ind2]==0)</text:p>
      <text:p text:style-name="P3"><text:tab/><text:tab/><text:tab/><text:tab/><text:tab/>{</text:p>
      <text:p text:style-name="P3"><text:tab/><text:tab/><text:tab/><text:tab/><text:tab/><text:tab/>issame=0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<text:tab/>else if(eqtab[ind1][ind2]==2)</text:p>
      <text:p text:style-name="P3"><text:tab/><text:tab/><text:tab/><text:tab/><text:tab/>{</text:p>
      <text:p text:style-name="P3"><text:tab/><text:tab/><text:tab/><text:tab/><text:tab/><text:tab/>issame=2;//blank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if(issame==1)</text:p>
      <text:p text:style-name="P3"><text:tab/><text:tab/><text:tab/><text:tab/>{</text:p>
      <text:p text:style-name="P3"><text:tab/><text:tab/><text:tab/><text:tab/><text:tab/>eqtab[i][j]=1;</text:p>
      <text:p text:style-name="P3"><text:tab/><text:tab/><text:tab/><text:tab/><text:tab/>eqtab[j][i]=1;</text:p>
      <text:p text:style-name="P3"><text:tab/><text:tab/><text:tab/><text:tab/><text:tab/>haschanged=true;</text:p>
      <text:p text:style-name="P3"><text:tab/><text:tab/><text:tab/><text:tab/>}</text:p>
      <text:p text:style-name="P3"><text:tab/><text:tab/><text:tab/><text:tab/>else if(issame==0)</text:p>
      <text:p text:style-name="P3"><text:tab/><text:tab/><text:tab/><text:tab/>{</text:p>
      <text:p text:style-name="P3"><text:tab/><text:tab/><text:tab/><text:tab/><text:tab/>eqtab[i][j]=0;</text:p>
      <text:p text:style-name="P3"><text:tab/><text:tab/><text:tab/><text:tab/><text:tab/>eqtab[j][i]=0;</text:p>
      <text:p text:style-name="P3"><text:tab/><text:tab/><text:tab/><text:tab/><text:tab/>haschanged=true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<text:tab/>if(!haschanged)</text:p>
      <text:p text:style-name="P3"><text:tab/><text:tab/>{</text:p>
      <text:p text:style-name="P3"><text:tab/><text:tab/><text:tab/>for(int i=0;i&lt;sn;i++)</text:p>
      <text:p text:style-name="P3"><text:tab/><text:tab/><text:tab/>{</text:p>
      <text:p text:style-name="P3"><text:tab/><text:tab/><text:tab/><text:tab/>for(int j=0;j&lt;sn;j++)</text:p>
      <text:p text:style-name="P3"><text:tab/><text:tab/><text:tab/><text:tab/>{</text:p>
      <text:p text:style-name="P3"><text:tab/><text:tab/><text:tab/><text:tab/><text:tab/>if(eqtab[i][j]==2)</text:p>
      <text:p text:style-name="P3"><text:tab/><text:tab/><text:tab/><text:tab/><text:tab/>{<text:tab/></text:p>
      <text:p text:style-name="P3"><text:tab/><text:tab/><text:tab/><text:tab/><text:tab/><text:tab/>eqtab[i][j]=1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3"><text:tab/>int teams[40];</text:p>
      <text:p text:style-name="P3"><text:tab/>int curteam=0;</text:p>
      <text:p text:style-name="P3"><text:tab/>for(int i=0;i&lt;sn;i++)</text:p>
      <text:p text:style-name="P3"><text:tab/>teams[i]=-1;</text:p>
      <text:p text:style-name="P3"><text:tab/>for(int i=0;i&lt;sn;i++)</text:p>
      <text:p text:style-name="P3"><text:tab/>{</text:p>
      <text:p text:style-name="P3"><text:tab/><text:tab/>if(teams[i]!=-1)</text:p>
      <text:p text:style-name="P3"><text:tab/><text:tab/><text:tab/>continue;</text:p>
      <text:p text:style-name="P3"><text:tab/><text:tab/>teams[i]=curteam;</text:p>
      <text:p text:style-name="P6"><text:tab/><text:tab/>curteInput the number of states:-</text:p>
      <text:p text:style-name="P6">5</text:p>
      <text:p text:style-name="P6">Input the number of terminals:-</text:p>
      <text:p text:style-name="P6">2</text:p>
      <text:p text:style-name="P6">Input the 5 states:-</text:p>
      <text:p text:style-name="P6"><text:soft-page-break/>A B C D E</text:p>
      <text:p text:style-name="P6">Input the 2 terminals:-</text:p>
      <text:p text:style-name="P6">a b</text:p>
      <text:p text:style-name="P6">Input the transition table:-</text:p>
      <text:p text:style-name="P6"><text:tab/>a<text:tab/>b<text:tab/>Is Final? (y/n)</text:p>
      <text:p text:style-name="P6">A<text:tab/>B <text:s text:c="6"/>C<text:tab/>n</text:p>
      <text:p text:style-name="P6">B<text:tab/>B<text:tab/>D<text:tab/>n</text:p>
      <text:p text:style-name="P6">C<text:tab/>B<text:tab/>C<text:tab/>n</text:p>
      <text:p text:style-name="P6">D<text:tab/>B<text:tab/>E <text:s text:c="6"/>n</text:p>
      <text:p text:style-name="P6">E<text:tab/>B<text:tab/>C<text:tab/>y</text:p>
      <text:p text:style-name="P6">Minimized DFA</text:p>
      <text:p text:style-name="P6"><text:tab/>a<text:tab/>b<text:tab/>Is Final? (y/n)</text:p>
      <text:p text:style-name="P6">A<text:tab/>B<text:tab/>A<text:tab/>N</text:p>
      <text:p text:style-name="P6">B<text:tab/>B<text:tab/>C<text:tab/>N</text:p>
      <text:p text:style-name="P6">C<text:tab/>B<text:tab/>D<text:tab/>N</text:p>
      <text:p text:style-name="P6">D<text:tab/>B<text:tab/>A<text:tab/>Yam++;</text:p>
      <text:p text:style-name="P3"><text:tab/><text:tab/>for(int j=0;j&lt;sn;j++)</text:p>
      <text:p text:style-name="P3"><text:tab/><text:tab/>{</text:p>
      <text:p text:style-name="P3"><text:tab/><text:tab/><text:tab/>if(eqtab[i][j]==1)</text:p>
      <text:p text:style-name="P3"><text:tab/><text:tab/><text:tab/>{</text:p>
      <text:p text:style-name="P3"><text:tab/><text:tab/><text:tab/><text:tab/>teams[j]=teams[i];</text:p>
      <text:p text:style-name="P3"><text:tab/><text:tab/><text:tab/>}</text:p>
      <text:p text:style-name="P3"><text:tab/><text:tab/>}</text:p>
      <text:p text:style-name="P3"><text:tab/>}</text:p>
      <text:p text:style-name="P3"><text:tab/>for(int i=0;i&lt;sn;i++)</text:p>
      <text:p text:style-name="P3"><text:tab/>{</text:p>
      <text:p text:style-name="P3"><text:tab/><text:tab/>resfinal[teams[i]]=isfinal[i];</text:p>
      <text:p text:style-name="P6"><text:tab/><text:tab/>for(intInput the number of states:-</text:p>
      <text:p text:style-name="P6">5</text:p>
      <text:p text:style-name="P6">Input the number of terminals:-</text:p>
      <text:p text:style-name="P6">2</text:p>
      <text:p text:style-name="P6">Input the 5 states:-</text:p>
      <text:p text:style-name="P6">A B C D E</text:p>
      <text:p text:style-name="P6">Input the 2 terminals:-</text:p>
      <text:p text:style-name="P6">a b</text:p>
      <text:p text:style-name="P6">Input the transition table:-</text:p>
      <text:p text:style-name="P6"><text:tab/>a<text:tab/>b<text:tab/>Is Final? (y/n)</text:p>
      <text:p text:style-name="P6">A<text:tab/>B <text:s text:c="6"/>C<text:tab/>n</text:p>
      <text:p text:style-name="P6">B<text:tab/>B<text:tab/>D<text:tab/>n</text:p>
      <text:p text:style-name="P6">C<text:tab/>B<text:tab/>C<text:tab/>n</text:p>
      <text:p text:style-name="P6">D<text:tab/>B<text:tab/>E <text:s text:c="6"/>n</text:p>
      <text:p text:style-name="P6">E<text:tab/>B<text:tab/>C<text:tab/>y</text:p>
      <text:p text:style-name="P6">Minimized DFA</text:p>
      <text:p text:style-name="P6"><text:tab/>a<text:tab/>b<text:tab/>Is Final? (y/n)</text:p>
      <text:p text:style-name="P6">A<text:tab/>B<text:tab/>A<text:tab/>N</text:p>
      <text:p text:style-name="P6">B<text:tab/>B<text:tab/>C<text:tab/>N</text:p>
      <text:p text:style-name="P6">C<text:tab/>B<text:tab/>D<text:tab/>N</text:p>
      <text:p text:style-name="P6">D<text:tab/>B<text:tab/>A<text:tab/>Y j=0;j&lt;tn;j++)</text:p>
      <text:p text:style-name="P3"><text:tab/><text:tab/>{</text:p>
      <text:p text:style-name="P3"><text:tab/><text:tab/><text:tab/>for(int k=0;k&lt;sn;k++)</text:p>
      <text:p text:style-name="P3"><text:tab/><text:tab/><text:tab/>{</text:p>
      <text:p text:style-name="P3"><text:tab/><text:tab/><text:tab/><text:tab/>if(states[k]==table[i][j])</text:p>
      <text:p text:style-name="P3"><text:soft-page-break/><text:tab/><text:tab/><text:tab/><text:tab/>{</text:p>
      <text:p text:style-name="P3"><text:tab/><text:tab/><text:tab/><text:tab/><text:tab/>restab[teams[i]][j]=teams[k];</text:p>
      <text:p text:style-name="P3"><text:tab/><text:tab/><text:tab/><text:tab/>}</text:p>
      <text:p text:style-name="P3"><text:tab/><text:tab/><text:tab/>}</text:p>
      <text:p text:style-name="P3"><text:tab/><text:tab/>}<text:tab/><text:tab/></text:p>
      <text:p text:style-name="P3"><text:tab/>}</text:p>
      <text:p text:style-name="P3"><text:tab/>printf("Minimized DFA\n");</text:p>
      <text:p text:style-name="P3"><text:tab/>for(int i=0;i&lt;tn;i++)</text:p>
      <text:p text:style-name="P3"><text:tab/>{</text:p>
      <text:p text:style-name="P3"><text:tab/><text:tab/>printf("\t%c",terms[i]);</text:p>
      <text:p text:style-name="P3"><text:tab/>}</text:p>
      <text:p text:style-name="P3"><text:tab/>printf("\tIs Final? (y/n)\n");</text:p>
      <text:p text:style-name="P3"><text:tab/>for(int i=0;i&lt;curteam;i++)</text:p>
      <text:p text:style-name="P3"><text:tab/>{</text:p>
      <text:p text:style-name="P3"><text:tab/><text:tab/>printf("%c\t",('A'+i));</text:p>
      <text:p text:style-name="P3"><text:tab/><text:tab/>for(int j=0;j&lt;tn+1;j++)</text:p>
      <text:p text:style-name="P3"><text:tab/><text:tab/>{</text:p>
      <text:p text:style-name="P3"><text:tab/><text:tab/><text:tab/>if(j==tn)</text:p>
      <text:p text:style-name="P3"><text:tab/><text:tab/><text:tab/>{</text:p>
      <text:p text:style-name="P3"><text:tab/><text:tab/><text:tab/><text:tab/>if(resfinal[i])</text:p>
      <text:p text:style-name="P3"><text:tab/><text:tab/><text:tab/><text:tab/>{</text:p>
      <text:p text:style-name="P3"><text:tab/><text:tab/><text:tab/><text:tab/><text:tab/>printf("Y\n");</text:p>
      <text:p text:style-name="P3"><text:tab/><text:tab/><text:tab/><text:tab/>}</text:p>
      <text:p text:style-name="P3"><text:tab/><text:tab/><text:tab/><text:tab/>else</text:p>
      <text:p text:style-name="P3"><text:tab/><text:tab/><text:tab/><text:tab/><text:tab/>printf("N\n")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printf("%c\t",('A'+restab[i][j]));</text:p>
      <text:p text:style-name="P3"><text:tab/><text:tab/><text:tab/>}</text:p>
      <text:p text:style-name="P3"><text:tab/><text:tab/>}</text:p>
      <text:p text:style-name="P3"><text:tab/>}</text:p>
      <text:p text:style-name="P3"><text:tab/>printf("\n");</text:p>
      <text:p text:style-name="P3">}</text:p>
      <text:p text:style-name="P3"/>
      <text:p text:style-name="P4">OUTPUT</text:p>
      <text:p text:style-name="P4"/>
      <text:p text:style-name="P4">Input the number of states:-</text:p>
      <text:p text:style-name="P4">5</text:p>
      <text:p text:style-name="P4">Input the number of terminals:-</text:p>
      <text:p text:style-name="P4">2</text:p>
      <text:p text:style-name="P4">Input the 5 states:-</text:p>
      <text:p text:style-name="P4">A B C D E</text:p>
      <text:p text:style-name="P4">Input the 2 terminals:-</text:p>
      <text:p text:style-name="P4">a b</text:p>
      <text:p text:style-name="P4">Input the transition table:-</text:p>
      <text:p text:style-name="P4"><text:tab/>a<text:tab/>b<text:tab/>Is Final? (y/n)</text:p>
      <text:p text:style-name="P4">A<text:tab/>B <text:s text:c="6"/>C<text:tab/>n</text:p>
      <text:p text:style-name="P4">B<text:tab/>B<text:tab/>D<text:tab/>n</text:p>
      <text:p text:style-name="P4">C<text:tab/>B<text:tab/>C<text:tab/>n</text:p>
      <text:p text:style-name="P4">D<text:tab/>B<text:tab/>E <text:s text:c="6"/>n</text:p>
      <text:p text:style-name="P4">E<text:tab/>B<text:tab/>C<text:tab/>y</text:p>
      <text:p text:style-name="P4"><text:soft-page-break/>Minimized DFA</text:p>
      <text:p text:style-name="P4"><text:tab/>a<text:tab/>b<text:tab/>Is Final? (y/n)</text:p>
      <text:p text:style-name="P4">A<text:tab/>B<text:tab/>A<text:tab/>N</text:p>
      <text:p text:style-name="P4">B<text:tab/>B<text:tab/>C<text:tab/>N</text:p>
      <text:p text:style-name="P4">C<text:tab/>B<text:tab/>D<text:tab/>N</text:p>
      <text:p text:style-name="P4">D<text:tab/>B<text:tab/>A<text:tab/>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12-15T14:32:35.484063543</meta:print-date>
    <dc:date>2022-12-15T14:37:26.299268529</dc:date>
    <meta:editing-duration>PT28M3S</meta:editing-duration>
    <meta:editing-cycles>7</meta:editing-cycles>
    <meta:generator>LibreOffice/7.3.5.2$Linux_X86_64 LibreOffice_project/30$Build-2</meta:generator>
    <meta:document-statistic meta:table-count="0" meta:image-count="0" meta:object-count="0" meta:page-count="7" meta:paragraph-count="306" meta:word-count="622" meta:character-count="4302" meta:non-whitespace-character-count="3368"/>
  </office:meta>
</office:document-meta>
</file>